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style:font-name="Helvetica" fo:font-size="10.5pt" fo:letter-spacing="normal" fo:font-style="normal" fo:font-weight="normal"/>
    </style:style>
    <style:style style:name="T1" style:family="text">
      <style:text-properties fo:font-variant="normal" fo:text-transform="none" fo:color="#000000" style:font-name="Helvetica" fo:font-size="10.5pt" fo:letter-spacing="normal" fo:font-style="normal" fo:font-weight="bold"/>
    </style:style>
    <style:style style:name="T2" style:family="text">
      <style:text-properties fo:font-variant="normal" fo:text-transform="none" fo:color="#000000" style:font-name="Helvetica"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Material &amp; Methods RNAseq (long version)</text:span></text:span></text:p>
      <text:p text:style-name="P2">Total RNA were isolated using the RNeasy Kit (QIAGEN) including a DNAse treatment step. RNA integrity and concentration were assessed by capillary electrophoresis using Fragment Analyzer (Agilent Technologies).</text:p>
      <text:p text:style-name="P1"><text:span text:style-name="T2">RNAseq libraries were prepared starting from 188.3ng, 139.8 or 29.3ng of total RNA (3 groups) using the </text:span><text:span text:style-name="Strong_20_Emphasis"><text:span text:style-name="T1">Universal Plus mRNA-Seq kit (Nugen) </text:span></text:span><text:span text:style-name="T2">as recommended by the manufacturer. With this kit, </text:span><text:span text:style-name="Strong_20_Emphasis"><text:span text:style-name="T1">stranded RNAseq libraries </text:span></text:span><text:span text:style-name="T2">can be prepared from 10 ng to 1µg of total RNA.</text:span></text:p>
      <text:p text:style-name="P2">Briefly, the mRNA were captured with polyA+ magnetic beads form the total RNA. The mRNA were fragmented chemically. Single strand and second strand cDNA were produced and then ligated to Illumina compatible adaptators with Unique Dual Index. The cDNA produced were PCR amplified after an initial test to evaluate the suitable number of PCR cycle to apply to each sample. To produce oriented or ‘stranded’ RNAseq libraries, a final step of strand selection was performed.</text:p>
      <text:p text:style-name="P2">An equimolar pool of the final indexed RNA-Seq libraries was prepared (the NuQuant system from Nugen was used to facilitate the RNAseq libraries quantification and normalization) and sequenced on a NovaSeq6000 from Illumina (Paired-End reads 100 bases + 100 bases). A total of ~50 millions of passing filter paired-end reads was produced per librar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5:19:11.449063358</meta:creation-date>
    <dc:date>2020-11-10T16:35:50.415490382</dc:date>
    <meta:editing-duration>PT29M58S</meta:editing-duration>
    <meta:editing-cycles>3</meta:editing-cycles>
    <meta:generator>LibreOffice/5.1.6.2$Linux_X86_64 LibreOffice_project/10m0$Build-2</meta:generator>
    <meta:document-statistic meta:table-count="0" meta:image-count="0" meta:object-count="0" meta:page-count="1" meta:paragraph-count="6" meta:word-count="207" meta:character-count="1335" meta:non-whitespace-character-count="1132"/>
  </office:meta>
</office:document-meta>
</file>